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  <manifest:file-entry manifest:full-path="Pictures/100002010000035D00000077F3D1C911E52D72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decorative" style:font-pitch="variable" style:font-charset="x-symbol"/>
    <style:font-face style:name="Symbol1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Ubuntu1" svg:font-family="Ubuntu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Table1" style:family="table">
      <style:table-properties style:width="18.092cm" fo:margin-left="0.242cm" table:align="left"/>
    </style:style>
    <style:style style:name="Table1.A" style:family="table-column">
      <style:table-column-properties style:column-width="18.092cm"/>
    </style:style>
    <style:style style:name="Table1.A1" style:family="table-cell">
      <style:table-cell-properties fo:background-color="#f9a87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" style:family="table">
      <style:table-properties style:width="18.175cm" table:align="margins"/>
    </style:style>
    <style:style style:name="Tabla1.A" style:family="table-column">
      <style:table-column-properties style:column-width="18.175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492e3b" fo:hyphenate="false"/>
    </style:style>
    <style:style style:name="P2" style:family="paragraph" style:parent-style-name="Body_20_Text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19f6b0" fo:hyphenate="false"/>
    </style:style>
    <style:style style:name="P3" style:family="paragraph" style:parent-style-name="Footer">
      <style:text-properties fo:language="es" fo:country="ES"/>
    </style:style>
    <style:style style:name="P4" style:family="paragraph" style:parent-style-name="Footer">
      <style:paragraph-properties fo:text-align="justify" style:justify-single-word="false"/>
      <style:text-properties fo:language="es" fo:country="ES"/>
    </style:style>
    <style:style style:name="P5" style:family="paragraph" style:parent-style-name="Footer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P6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871f6e"/>
    </style:style>
    <style:style style:name="P7" style:family="paragraph" style:parent-style-name="Normal">
      <style:text-properties fo:color="#000000" style:font-name="Ubuntu" fo:language="es" fo:country="ES"/>
    </style:style>
    <style:style style:name="P8" style:family="paragraph" style:parent-style-name="Normal">
      <style:text-properties style:font-name="Ubuntu" fo:font-size="1pt" fo:language="es" fo:country="ES" style:font-size-asian="1pt" style:font-size-complex="1pt"/>
    </style:style>
    <style:style style:name="P9" style:family="paragraph" style:parent-style-name="Standard">
      <style:text-properties officeooo:paragraph-rsid="00890f7f"/>
    </style:style>
    <style:style style:name="P10" style:family="paragraph" style:parent-style-name="Normal" style:master-page-name="MP0">
      <style:paragraph-properties style:page-number="auto"/>
      <style:text-properties style:font-name="Ubuntu" fo:font-size="1pt" fo:language="es" fo:country="ES" style:font-size-asian="1pt" style:font-size-complex="1pt"/>
    </style:style>
    <style:style style:name="P11" style:family="paragraph" style:parent-style-name="Normal" style:master-page-name="">
      <loext:graphic-properties draw:fill="none"/>
      <style:paragraph-properties fo:margin-left="0.199cm" fo:margin-right="0cm" fo:hyphenation-ladder-count="no-limit" fo:text-indent="0cm" style:auto-text-indent="false" style:page-number="auto" fo:background-color="transparent"/>
      <style:text-properties fo:color="#000000" style:font-name="Ubuntu" fo:font-size="11pt" fo:language="es" fo:country="ES" style:font-size-asian="11pt" style:font-size-complex="11pt" fo:hyphenate="false"/>
    </style:style>
    <style:style style:name="P12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color="#000000" style:font-name="Ubuntu" fo:font-size="11pt" fo:language="es" fo:country="ES" style:font-size-asian="11pt" style:font-size-complex="11pt" fo:hyphenate="false"/>
    </style:style>
    <style:style style:name="P13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color="#000000" style:font-name="Ubuntu" fo:font-size="11pt" fo:language="es" fo:country="ES" officeooo:paragraph-rsid="00890f7f" style:font-size-asian="11pt" style:font-size-complex="11pt" fo:hyphenate="false"/>
    </style:style>
    <style:style style:name="P14" style:family="paragraph" style:parent-style-name="Normal">
      <style:paragraph-properties fo:margin-top="0cm" fo:margin-bottom="0cm" loext:contextual-spacing="false" fo:line-height="100%" fo:text-align="center" style:justify-single-word="false" fo:orphans="2" fo:widows="2" fo:hyphenation-ladder-count="no-limit"/>
      <style:text-properties officeooo:paragraph-rsid="008d03cb" fo:hyphenate="false"/>
    </style:style>
    <style:style style:name="P15" style:family="paragraph" style:parent-style-name="Table_20_Contents">
      <style:paragraph-properties fo:line-height="150%"/>
      <style:text-properties style:font-name="Ubuntu1"/>
    </style:style>
    <style:style style:name="P16" style:family="paragraph" style:parent-style-name="Table_20_Contents">
      <style:paragraph-properties fo:line-height="150%"/>
      <style:text-properties style:font-name="Ubuntu1" fo:font-weight="bold" style:font-weight-asian="bold" style:font-weight-complex="bold"/>
    </style:style>
    <style:style style:name="P17" style:family="paragraph" style:parent-style-name="Table_20_Contents">
      <style:paragraph-properties fo:line-height="150%"/>
      <style:text-properties officeooo:paragraph-rsid="008d03cb"/>
    </style:style>
    <style:style style:name="P18" style:family="paragraph" style:parent-style-name="Table_20_Contents">
      <style:paragraph-properties fo:margin-left="1.27cm" fo:margin-right="0cm" fo:line-height="150%" fo:text-indent="0cm" style:auto-text-indent="false"/>
      <style:text-properties style:font-name="Ubuntu1"/>
    </style:style>
    <style:style style:name="P19" style:family="paragraph" style:parent-style-name="Table_20_Contents">
      <style:paragraph-properties fo:margin-left="1.27cm" fo:margin-right="0cm" fo:line-height="150%" fo:text-indent="0cm" style:auto-text-indent="false"/>
      <style:text-properties style:font-name="Ubuntu1" fo:font-weight="bold" style:font-weight-asian="bold" style:font-weight-complex="bold"/>
    </style:style>
    <style:style style:name="P20" style:family="paragraph" style:parent-style-name="Table_20_Contents">
      <style:paragraph-properties fo:margin-left="1.27cm" fo:margin-right="0cm" fo:line-height="150%" fo:text-indent="0cm" style:auto-text-indent="false"/>
      <style:text-properties style:font-name="Ubuntu1" fo:font-weight="bold" officeooo:paragraph-rsid="008d03cb" style:font-weight-asian="bold" style:font-weight-complex="bold"/>
    </style:style>
    <style:style style:name="P21" style:family="paragraph">
      <style:paragraph-properties style:line-height-at-least="0.988cm" style:text-autospace="ideograph-alpha" style:writing-mode="lr-tb"/>
    </style:style>
    <style:style style:name="P22" style:family="paragraph">
      <style:paragraph-properties style:writing-mode="lr-tb"/>
    </style:style>
    <style:style style:name="P23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T1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Ubuntu2" fo:font-size="10pt" fo:language="es" fo:country="ES" fo:font-weight="bold" officeooo:rsid="00612cfd" style:font-size-asian="10pt" style:font-weight-asian="bold" style:font-name-complex="Times New Roman" style:font-size-complex="10pt" style:font-weight-complex="bold"/>
    </style:style>
    <style:style style:name="T3" style:family="text">
      <style:text-properties style:font-name="Ubuntu2" fo:font-size="10pt" fo:language="es" fo:country="ES" fo:font-weight="bold" officeooo:rsid="004fad6a" style:font-size-asian="10pt" style:font-weight-asian="bold" style:font-name-complex="Times New Roman" style:font-size-complex="10pt" style:font-weight-complex="bold"/>
    </style:style>
    <style:style style:name="T4" style:family="text">
      <style:text-properties fo:color="#000000" style:font-name="Ubuntu1" fo:font-size="10pt" fo:language="es" fo:country="ES" fo:font-weight="bold" officeooo:rsid="006c2cf7" style:font-size-asian="10pt" style:font-weight-asian="bold" style:font-name-complex="Times New Roman" style:font-size-complex="10pt" style:font-weight-complex="bold"/>
    </style:style>
    <style:style style:name="T5" style:family="text">
      <style:text-properties fo:color="#000000" style:font-name="Ubuntu2" fo:font-size="8pt" fo:language="es" fo:country="ES" fo:font-weight="normal" officeooo:rsid="00492e3b" style:font-size-asian="8pt" style:font-weight-asian="normal" style:font-size-complex="8pt" style:font-weight-complex="normal"/>
    </style:style>
    <style:style style:name="T6" style:family="text">
      <style:text-properties fo:color="#000000" style:font-name="Ubuntu2" fo:font-size="8pt" fo:language="es" fo:country="ES" fo:font-weight="normal" officeooo:rsid="006c2cf7" style:font-size-asian="8pt" style:font-weight-asian="normal" style:font-size-complex="8pt" style:font-weight-complex="normal"/>
    </style:style>
    <style:style style:name="T7" style:family="text">
      <style:text-properties fo:color="#000000" style:font-name="Ubuntu2" fo:font-size="8pt" fo:language="es" fo:country="ES" fo:font-style="normal" fo:font-weight="normal" officeooo:rsid="006c2cf7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color="#000000" style:font-name="Ubuntu2" fo:font-size="8pt" fo:language="es" fo:country="ES" fo:font-style="normal" fo:font-weight="normal" officeooo:rsid="0076ec0a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color="#000000" style:font-name="Ubuntu2" fo:font-size="8pt" fo:language="es" fo:country="ES" fo:font-style="normal" fo:font-weight="normal" officeooo:rsid="007fef88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color="#000000" style:font-name="Ubuntu2" fo:font-size="8pt" fo:language="es" fo:country="ES" fo:font-style="normal" fo:font-weight="normal" officeooo:rsid="00871f6e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color="#000000" style:font-name="Ubuntu2" fo:font-size="14pt" fo:language="es" fo:country="ES" fo:font-weight="bold" officeooo:rsid="00492e3b" style:font-size-asian="14pt" style:font-weight-asian="bold" style:font-size-complex="14pt" style:font-weight-complex="bold"/>
    </style:style>
    <style:style style:name="T12" style:family="text">
      <style:text-properties fo:color="#000000" style:font-name="Ubuntu2" fo:font-size="14pt" fo:language="es" fo:country="ES" fo:font-weight="bold" officeooo:rsid="006c2cf7" style:font-size-asian="14pt" style:font-weight-asian="bold" style:font-size-complex="14pt" style:font-weight-complex="bold"/>
    </style:style>
    <style:style style:name="T13" style:family="text">
      <style:text-properties fo:color="#000000" style:font-name="Ubuntu2" fo:font-size="14pt" fo:language="es" fo:country="ES" fo:font-weight="bold" officeooo:rsid="0076ec0a" style:font-size-asian="14pt" style:font-weight-asian="bold" style:font-size-complex="14pt" style:font-weight-complex="bold"/>
    </style:style>
    <style:style style:name="T14" style:family="text">
      <style:text-properties fo:color="#000000" style:font-name="Ubuntu2" fo:font-size="14pt" fo:language="es" fo:country="ES" fo:font-weight="bold" officeooo:rsid="007fef88" style:font-size-asian="14pt" style:font-weight-asian="bold" style:font-size-complex="14pt" style:font-weight-complex="bold"/>
    </style:style>
    <style:style style:name="T15" style:family="text">
      <style:text-properties fo:color="#000000" style:font-name="Ubuntu2" fo:font-size="14pt" fo:language="es" fo:country="ES" fo:font-weight="bold" officeooo:rsid="00871f6e" style:font-size-asian="14pt" style:font-weight-asian="bold" style:font-size-complex="14pt" style:font-weight-complex="bold"/>
    </style:style>
    <style:style style:name="T16" style:family="text">
      <style:text-properties fo:color="#000000" style:font-name="Ubuntu2" fo:font-size="14pt" fo:language="es" fo:country="ES" fo:font-weight="bold" officeooo:rsid="008d03cb" style:font-size-asian="14pt" style:font-weight-asian="bold" style:font-size-complex="14pt" style:font-weight-complex="bold"/>
    </style:style>
    <style:style style:name="T17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18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T19" style:family="text">
      <style:text-properties style:font-name="Ubuntu1" fo:font-size="8pt" fo:language="es" fo:country="ES" fo:font-weight="normal" officeooo:rsid="005c22d2" style:font-size-asian="8pt" style:font-weight-asian="normal" style:font-size-complex="8pt" style:font-weight-complex="normal"/>
    </style:style>
    <style:style style:name="T20" style:family="text">
      <style:text-properties style:font-name="Ubuntu1" fo:font-size="8pt" fo:language="es" fo:country="ES" fo:font-weight="normal" officeooo:rsid="008d03cb" style:font-size-asian="8pt" style:font-weight-asian="normal" style:font-size-complex="8pt" style:font-weight-complex="normal"/>
    </style:style>
    <style:style style:name="T21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T22" style:family="text">
      <style:text-properties style:font-name="Ubuntu" fo:font-size="8pt" fo:language="es" fo:country="ES" style:font-size-asian="8pt" style:font-size-complex="8pt"/>
    </style:style>
    <style:style style:name="T23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24" style:family="text">
      <style:text-properties style:font-name="Ubuntu1"/>
    </style:style>
    <style:style style:name="T25" style:family="text">
      <style:text-properties style:font-name="Ubuntu1" officeooo:rsid="008d03cb"/>
    </style:style>
    <style:style style:name="T26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text:span text:style-name="Fuente_20_de_20_párrafo_20_predeter."><text:span text:style-name="T16">TEORÍA.</text:span></text:span></text:p>
            <text:p text:style-name="P14"><text:span text:style-name="Fuente_20_de_20_párrafo_20_predeter."><text:span text:style-name="T16">‘Procedimientos para hacer menos objetivas las noticias’</text:span></text:span></text:p>
            <text:p text:style-name="P14"><text:span text:style-name="Fuente_20_de_20_párrafo_20_predeter."><text:span text:style-name="T16"/></text:span></text:p>
          </table:table-cell>
        </table:table-row>
      </table:table>
      <text:p text:style-name="P7"/>
      <text:p text:style-name="P11">Vamos a conocer algunos procedimientos que sirven para hacer que las noticias sean menos objetivas</text:p>
      <text:p text:style-name="P12">y que debemos conocer para tratar de evitarlos en nuestras noticias..</text:p>
      <text:p text:style-name="P12"/>
      <text:p text:style-name="P13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/>
            <text:p text:style-name="P17"><text:span text:style-name="T25">1- </text:span><text:span text:style-name="T24">Poca precisión a la hora de transmitir la información</text:span></text:p>
            <text:p text:style-name="P20">· A la hora del suceso la discoteca estaba llena gente</text:p>
            <text:p text:style-name="P19">· A la hora del suceso en la discoteca, que tenía capacidad para 130 personas,</text:p>
            <text:p text:style-name="P19">había 300 jóvenes.</text:p>
            <text:p text:style-name="P15"/>
            <text:p text:style-name="P15">2-Uso de expresiones demasiado vulgares o demasiado familiares</text:p>
            <text:p text:style-name="P19">· Desaparecen de una tienda de alimentación cien lotes de navidad.</text:p>
            <text:p text:style-name="P19">· Chorizan de una tienda productos de navidad.</text:p>
            <text:p text:style-name="P16"/>
            <text:p text:style-name="P15">3- Uso de verbos con matices (connotaciones) positivas o negativas</text:p>
            <text:p text:style-name="P19">· Un alto porcentaje de población come pizzas y pasta en exceso.</text:p>
            <text:p text:style-name="P19">· A un alto porcentaje de población le chiflan las pizzas y la pasta en exceso.</text:p>
            <text:p text:style-name="P15"/>
            <text:p text:style-name="P15">4-Determinados sufijos añaden valores subjetivos (illo, achón,)</text:p>
            <text:p text:style-name="P19">· Tenía un gran cuerpo.</text:p>
            <text:p text:style-name="P19">· Tenía un corpachón.</text:p>
            <text:p text:style-name="P15"/>
            <text:p text:style-name="P15">5-El uso de determinados adverbios muestran el punto de vista del autor</text:p>
            <text:p text:style-name="P19">· El experto montañero cayó por el barranco.</text:p>
            <text:p text:style-name="P19">· El experto montañero, cayó por el barranco, incomprensiblemente.</text:p>
            <text:p text:style-name="P18"/>
            <text:p text:style-name="P15">6-El uso de adjetivos es uno de los procedimientos más habituales para expresar la opinión del autor.</text:p>
            <text:p text:style-name="P19">· El concierto se celebró en el BEC.</text:p>
            <text:p text:style-name="P19">· El esperado y multitudinario concierto se celebró en el BEC.</text:p>
            <text:p text:style-name="P15"/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decorative" style:font-pitch="variable" style:font-charset="x-symbol"/>
    <style:font-face style:name="Symbol1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Ubuntu1" svg:font-family="Ubuntu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/>
    </style:style>
    <style:style style:name="Texto_20_independiente" style:display-name="Texto independiente" style:family="paragraph" style:parent-style-name="Normal">
      <style:paragraph-properties fo:margin-left="1.369cm" fo:margin-right="0cm" fo:hyphenation-ladder-count="no-limit" fo:text-indent="-0.635cm" style:auto-text-indent="false">
        <style:tab-stops/>
      </style:paragraph-properties>
      <style:text-properties fo:font-size="14pt" style:font-size-asian="14pt" style:font-size-complex="14pt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" style:display-name="Body Text" style:family="paragraph" style:parent-style-name="Normal">
      <style:paragraph-properties fo:hyphenation-ladder-count="no-limit"/>
      <style:text-properties fo:font-size="8pt" style:font-size-asian="8pt" style:font-size-complex="8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Normal2" style:family="paragraph">
      <style:paragraph-properties style:line-height-at-least="0.176cm" fo:orphans="2" fo:widows="2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2e5395" style:font-name="Symbol" fo:font-family="Symbol" style:font-family-generic="decorative" style:font-pitch="variable" style:font-charset="x-symbol" fo:font-size="14pt" style:font-name-asian="Symbol" style:font-family-asian="Symbol" style:font-family-generic-asian="decorative" style:font-pitch-asian="variable" style:font-charset-asian="x-symbol" style:font-size-asian="14pt" style:font-name-complex="Symbol" style:font-family-complex="Symbol" style:font-family-generic-complex="decorative" style:font-pitch-complex="variable" style:font-charset-complex="x-symbol" style:font-size-complex="14pt" style:text-scale="100%"/>
    </style:style>
    <style:style style:name="WW_5f_CharLFO1LVL2" style:display-name="WW_CharLFO1LVL2" style:family="text">
      <style:text-properties fo:color="#2e5395" style:font-name="Courier New" fo:font-family="'Courier New'" style:font-family-generic="modern" style:font-pitch="fixed" fo:font-size="14pt" style:font-name-asian="Courier New" style:font-family-asian="'Courier New'" style:font-family-generic-asian="modern" style:font-pitch-asian="fixed" style:font-size-asian="14pt" style:font-name-complex="Courier New" style:font-family-complex="'Courier New'" style:font-family-generic-complex="modern" style:font-pitch-complex="fixed" style:font-size-complex="14pt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80" style:font-name="Times New Roman" fo:font-family="'Times New Roman'" style:font-family-generic="roman" style:font-pitch="variable" fo:font-size="12pt" fo:letter-spacing="-0.012cm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5z0" style:family="text">
      <style:text-properties style:font-name="Symbol1" fo:font-family="Symbol" style:font-family-generic="roman" style:font-pitch="variable" style:font-charset="x-symbol" fo:font-size="9pt" style:font-size-asian="9pt" style:font-name-complex="Symbol1" style:font-family-complex="Symbol" style:font-family-generic-complex="roman" style:font-pitch-complex="variable" style:font-charset-complex="x-symbol" style:font-size-complex="9pt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78cm" fo:margin-left="0.132cm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78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78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78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78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78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78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78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78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7cm" fo:margin-left="0.132cm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492e3b" fo:hyphenate="false"/>
    </style:style>
    <style:style style:name="MP2" style:family="paragraph">
      <style:paragraph-properties style:line-height-at-least="0.988cm" style:text-autospace="ideograph-alpha"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MP5" style:family="paragraph" style:parent-style-name="Body_20_Text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19f6b0" fo:hyphenate="false"/>
    </style:style>
    <style:style style:name="MP6" style:family="paragraph" style:parent-style-name="Footer">
      <style:paragraph-properties fo:text-align="justify" style:justify-single-word="false"/>
      <style:text-properties fo:language="es" fo:country="ES"/>
    </style:style>
    <style:style style:name="MP7" style:family="paragraph" style:parent-style-name="Footer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P8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871f6e"/>
    </style:style>
    <style:style style:name="MP9" style:family="paragraph" style:parent-style-name="Footer">
      <style:text-properties fo:language="es" fo:country="ES"/>
    </style:style>
    <style:style style:name="MT1" style:family="text">
      <style:text-properties style:font-name="Times New Roman" fo:font-size="12pt" style:font-size-asian="12pt" style:font-name-complex="Times New Roman" style:font-size-complex="12pt"/>
    </style:style>
    <style:style style:name="MT2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3" style:family="text">
      <style:text-properties fo:color="#000000" style:font-name="Ubuntu1" fo:font-size="10pt" fo:language="es" fo:country="ES" fo:font-weight="bold" officeooo:rsid="006c2cf7" style:font-size-asian="10pt" style:font-weight-asian="bold" style:font-name-complex="Times New Roman" style:font-size-complex="10pt" style:font-weight-complex="bold"/>
    </style:style>
    <style:style style:name="MT4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5" style:family="text">
      <style:text-properties style:font-name="Ubuntu2" fo:font-size="10pt" fo:language="es" fo:country="ES" fo:font-weight="bold" officeooo:rsid="00612cfd" style:font-size-asian="10pt" style:font-weight-asian="bold" style:font-name-complex="Times New Roman" style:font-size-complex="10pt" style:font-weight-complex="bold"/>
    </style:style>
    <style:style style:name="MT6" style:family="text">
      <style:text-properties style:font-name="Ubuntu2" fo:font-size="10pt" fo:language="es" fo:country="ES" fo:font-weight="bold" officeooo:rsid="004fad6a" style:font-size-asian="10pt" style:font-weight-asian="bold" style:font-name-complex="Times New Roman" style:font-size-complex="10pt" style:font-weight-complex="bold"/>
    </style:style>
    <style:style style:name="MT7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T8" style:family="text">
      <style:text-properties style:font-name="Ubuntu1" fo:font-size="8pt" fo:language="es" fo:country="ES" fo:font-weight="normal" officeooo:rsid="008d03cb" style:font-size-asian="8pt" style:font-weight-asian="normal" style:font-size-complex="8pt" style:font-weight-complex="normal"/>
    </style:style>
    <style:style style:name="MT9" style:family="text">
      <style:text-properties fo:color="#000000" style:font-name="Ubuntu2" fo:font-size="8pt" fo:language="es" fo:country="ES" fo:font-weight="normal" officeooo:rsid="006c2cf7" style:font-size-asian="8pt" style:font-weight-asian="normal" style:font-size-complex="8pt" style:font-weight-complex="normal"/>
    </style:style>
    <style:style style:name="MT10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MT11" style:family="text">
      <style:text-properties style:font-name="Ubuntu" fo:font-size="8pt" fo:language="es" fo:country="ES" style:font-size-asian="8pt" style:font-size-complex="8pt"/>
    </style:style>
    <style:style style:name="MT12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14cm" fo:margin-bottom="0.764cm" fo:margin-left="1.52cm" fo:margin-right="1.3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1.51cm" fo:margin-left="0cm" fo:margin-right="0cm" fo:margin-bottom="0cm" fo:background-color="transparent" style:dynamic-spacing="true" draw:fill="none" draw:fill-color="#4f81bd"/>
      </style:header-style>
      <style:footer-style>
        <style:header-footer-properties svg:height="1.711cm" fo:margin-left="0cm" fo:margin-right="0cm" fo:margin-top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Rectangle 1" draw:style-name="Mgr1" draw:text-style-name="MP4" svg:width="6.492cm" svg:height="0.989cm" svg:x="21.696cm" svg:y="-0.399cm"><text:p text:style-name="MP2"><text:span text:style-name="MT1"/></text:p><text:p text:style-name="MP3"><text:span text:style-name="MT1"/></text:p><draw:enhanced-geometry svg:viewBox="0 0 21600 21600" draw:type="non-primitive" draw:enhanced-path="M 0 0 L 21600 0 21600 21600 0 21600 Z N"/></draw:custom-shape><draw:frame draw:style-name="Mfr1" draw:name="Imagen 17" text:anchor-type="paragraph" svg:x="11.125cm" svg:y="0.023cm" svg:width="7.267cm" style:rel-width="scale" svg:height="0.988cm" style:rel-height="scale" draw:z-index="2"><draw:image xlink:href="Pictures/100002010000035D00000077F3D1C911E52D72F3.png" xlink:type="simple" xlink:show="embed" xlink:actuate="onLoad" loext:mime-type="image/png"/></draw:frame><text:span text:style-name="Default_20_Paragraph_20_Font"><text:span text:style-name="MT2">REA </text:span></text:span><text:span text:style-name="Fuente_20_de_20_párrafo_20_predeter."><text:span text:style-name="MT3">Somos periodistas.</text:span></text:span><text:span text:style-name="Default_20_Paragraph_20_Font"><text:span text:style-name="MT4"> </text:span></text:span><text:span text:style-name="Default_20_Paragraph_20_Font"><text:span text:style-name="MT2">Proyecto EDIA.</text:span></text:span></text:p>
        <text:p text:style-name="MP5"><text:span text:style-name="Fuente_20_de_20_párrafo_20_predeter."><text:span text:style-name="MT5">Lengua </text:span></text:span><text:span text:style-name="Fuente_20_de_20_párrafo_20_predeter."><text:span text:style-name="MT6">Castellana y Literatura</text:span></text:span><text:span text:style-name="Fuente_20_de_20_párrafo_20_predeter."><text:span text:style-name="MT2">. Secundaria.</text:span></text:span></text:p>
      </style:header>
      <style:footer>
        <text:p text:style-name="MP6"><draw:frame draw:style-name="Mfr2" draw:name="gráficos1" text:anchor-type="paragraph" svg:x="7.608cm" svg:y="0.039cm" svg:width="2.406cm" style:rel-width="scale" svg:height="0.836cm" style:rel-height="scale" draw:z-index="0"><draw:image xlink:href="Pictures/10000201000001930000008D17A93F4766E74568.png" xlink:type="simple" xlink:show="embed" xlink:actuate="onLoad" loext:mime-type="image/png"/><svg:desc>Imagen que contiene imágenes prediseñadas

Descripción generada automáticamente</svg:desc></draw:frame></text:p>
        <text:p text:style-name="MP7"/>
        <text:p text:style-name="MP8"><text:span text:style-name="Fuente_20_de_20_párrafo_20_predeter."><text:span text:style-name="MT7">“</text:span></text:span><text:span text:style-name="Fuente_20_de_20_párrafo_20_predeter."><text:span text:style-name="MT8">Teoría. Procedimientos para hacer menos objetiva una noticia</text:span></text:span><text:span text:style-name="Fuente_20_de_20_párrafo_20_predeter."><text:span text:style-name="MT9">”</text:span></text:span><text:span text:style-name="Fuente_20_de_20_párrafo_20_predeter."><text:span text:style-name="MT10"> </text:span></text:span><text:span text:style-name="Fuente_20_de_20_párrafo_20_predeter."><text:span text:style-name="MT11">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12">Licencia Creative Commons Atribución-CompartiIgual 4.0 España.</text:span></text:span></text:a></text:p>
      </style:footer>
    </style:master-page>
    <style:master-page style:name="Converted1" style:page-layout-name="Mpm3">
      <style:footer>
        <text:p text:style-name="MP9"/>
      </style:footer>
    </style:master-page>
    <style:master-page style:name="Converted2" style:page-layout-name="Mpm4"/>
    <style:master-page style:name="Converted3" style:page-layout-name="Mpm3">
      <style:footer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8-13T06:29:00Z</meta:creation-date>
    <dc:date>2020-01-20T14:56:50.458095818</dc:date>
    <meta:editing-cycles>84</meta:editing-cycles>
    <meta:editing-duration>PT4H29M6S</meta:editing-duration>
    <meta:document-statistic meta:table-count="2" meta:image-count="2" meta:object-count="0" meta:page-count="1" meta:paragraph-count="26" meta:word-count="249" meta:character-count="1542" meta:non-whitespace-character-count="1319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../../../../Descargas/cedec-plantilla%20creacion%20de%20baraja%20ortografica-REA%20Nuestro%20juego%20de%20mesa.odt/Normal.dotm"/>
  </office:meta>
</office:document-meta>
</file>